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, Arial, 'Noto Sans', Ubuntu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749" officeooo:paragraph-rsid="001e0749"/>
    </style:style>
    <style:style style:name="P2" style:family="paragraph" style:parent-style-name="Standard">
      <style:text-properties officeooo:rsid="001ef9a5" officeooo:paragraph-rsid="001ef9a5"/>
    </style:style>
    <style:style style:name="P3" style:family="paragraph" style:parent-style-name="Standard">
      <style:text-properties officeooo:paragraph-rsid="001ef9a5"/>
    </style:style>
    <style:style style:name="P4" style:family="paragraph" style:parent-style-name="Standard">
      <style:text-properties officeooo:rsid="0025d060" officeooo:paragraph-rsid="0025d060"/>
    </style:style>
    <style:style style:name="P5" style:family="paragraph" style:parent-style-name="Standard">
      <style:text-properties officeooo:paragraph-rsid="0025d060"/>
    </style:style>
    <style:style style:name="P6" style:family="paragraph" style:parent-style-name="Standard">
      <style:text-properties officeooo:rsid="0026b046" officeooo:paragraph-rsid="0026b046"/>
    </style:style>
    <style:style style:name="P7" style:family="paragraph" style:parent-style-name="Standard">
      <style:text-properties style:text-underline-style="solid" style:text-underline-width="auto" style:text-underline-color="font-color" officeooo:rsid="0026b046" officeooo:paragraph-rsid="0026b046"/>
    </style:style>
    <style:style style:name="P8" style:family="paragraph" style:parent-style-name="Standard">
      <style:text-properties style:text-underline-style="solid" style:text-underline-width="auto" style:text-underline-color="font-color" officeooo:rsid="002a2825" officeooo:paragraph-rsid="002a2825"/>
    </style:style>
    <style:style style:name="P9" style:family="paragraph" style:parent-style-name="Standard">
      <style:text-properties style:text-underline-style="solid" style:text-underline-width="auto" style:text-underline-color="font-color" officeooo:rsid="0030d1d1" officeooo:paragraph-rsid="0030d1d1"/>
    </style:style>
    <style:style style:name="P10" style:family="paragraph" style:parent-style-name="Standard">
      <style:text-properties style:text-underline-style="solid" style:text-underline-width="auto" style:text-underline-color="font-color" officeooo:rsid="00429e63" officeooo:paragraph-rsid="00429e63"/>
    </style:style>
    <style:style style:name="P11" style:family="paragraph" style:parent-style-name="Standard">
      <style:text-properties style:text-underline-style="solid" style:text-underline-width="auto" style:text-underline-color="font-color" officeooo:rsid="00458ca8" officeooo:paragraph-rsid="00458ca8"/>
    </style:style>
    <style:style style:name="P12" style:family="paragraph" style:parent-style-name="Standard">
      <style:text-properties officeooo:paragraph-rsid="0026b046"/>
    </style:style>
    <style:style style:name="P13" style:family="paragraph" style:parent-style-name="Standard">
      <style:text-properties officeooo:rsid="0028836f" officeooo:paragraph-rsid="0028836f"/>
    </style:style>
    <style:style style:name="P14" style:family="paragraph" style:parent-style-name="Standard">
      <style:text-properties officeooo:rsid="002a2825" officeooo:paragraph-rsid="002a2825"/>
    </style:style>
    <style:style style:name="P15" style:family="paragraph" style:parent-style-name="Standard">
      <style:text-properties officeooo:paragraph-rsid="002a2825"/>
    </style:style>
    <style:style style:name="P16" style:family="paragraph" style:parent-style-name="Standard">
      <style:text-properties officeooo:rsid="002beb8f" officeooo:paragraph-rsid="002beb8f"/>
    </style:style>
    <style:style style:name="P17" style:family="paragraph" style:parent-style-name="Standard">
      <style:text-properties officeooo:rsid="002e8c40" officeooo:paragraph-rsid="002e8c40"/>
    </style:style>
    <style:style style:name="P18" style:family="paragraph" style:parent-style-name="Standard">
      <style:text-properties officeooo:paragraph-rsid="002e8c40"/>
    </style:style>
    <style:style style:name="P19" style:family="paragraph" style:parent-style-name="Standard">
      <style:text-properties style:text-underline-style="none" officeooo:rsid="003298cc" officeooo:paragraph-rsid="003298cc"/>
    </style:style>
    <style:style style:name="P20" style:family="paragraph" style:parent-style-name="Standard">
      <style:text-properties officeooo:paragraph-rsid="00326c9a"/>
    </style:style>
    <style:style style:name="P21" style:family="paragraph" style:parent-style-name="Standard">
      <style:text-properties fo:color="#000000" style:text-underline-style="none" officeooo:rsid="00326c9a" officeooo:paragraph-rsid="00326c9a"/>
    </style:style>
    <style:style style:name="P22" style:family="paragraph" style:parent-style-name="Standard">
      <style:text-properties fo:color="#000000" style:text-underline-style="solid" style:text-underline-width="auto" style:text-underline-color="font-color" officeooo:rsid="00326c9a" officeooo:paragraph-rsid="00326c9a"/>
    </style:style>
    <style:style style:name="P23" style:family="paragraph" style:parent-style-name="Standard">
      <style:text-properties officeooo:rsid="003298cc" officeooo:paragraph-rsid="003298cc"/>
    </style:style>
    <style:style style:name="P24" style:family="paragraph" style:parent-style-name="Standard">
      <style:text-properties officeooo:paragraph-rsid="003298cc"/>
    </style:style>
    <style:style style:name="P25" style:family="paragraph" style:parent-style-name="Standard">
      <style:text-properties officeooo:paragraph-rsid="00396690"/>
    </style:style>
    <style:style style:name="P26" style:family="paragraph" style:parent-style-name="Standard">
      <style:text-properties officeooo:rsid="003cd4a7" officeooo:paragraph-rsid="003cd4a7"/>
    </style:style>
    <style:style style:name="P27" style:family="paragraph" style:parent-style-name="Standard">
      <style:text-properties officeooo:paragraph-rsid="003ecdb5"/>
    </style:style>
    <style:style style:name="P28" style:family="paragraph" style:parent-style-name="Standard">
      <style:text-properties officeooo:rsid="003f1e96" officeooo:paragraph-rsid="003f1e96"/>
    </style:style>
    <style:style style:name="P29" style:family="paragraph" style:parent-style-name="Standard">
      <style:text-properties officeooo:paragraph-rsid="003f1e96"/>
    </style:style>
    <style:style style:name="P30" style:family="paragraph" style:parent-style-name="Standard">
      <style:text-properties officeooo:rsid="0040f563" officeooo:paragraph-rsid="0040f563"/>
    </style:style>
    <style:style style:name="P31" style:family="paragraph" style:parent-style-name="Standard">
      <style:text-properties officeooo:paragraph-rsid="0040f563"/>
    </style:style>
    <style:style style:name="P32" style:family="paragraph" style:parent-style-name="Standard">
      <style:text-properties officeooo:paragraph-rsid="0041e301"/>
    </style:style>
    <style:style style:name="P33" style:family="paragraph" style:parent-style-name="Standard">
      <style:text-properties officeooo:rsid="00429e63" officeooo:paragraph-rsid="00429e63"/>
    </style:style>
    <style:style style:name="P34" style:family="paragraph" style:parent-style-name="Standard">
      <style:text-properties officeooo:paragraph-rsid="00429e63"/>
    </style:style>
    <style:style style:name="P35" style:family="paragraph" style:parent-style-name="Standard">
      <style:text-properties officeooo:paragraph-rsid="00458ca8"/>
    </style:style>
    <style:style style:name="P36" style:family="paragraph" style:parent-style-name="Standard">
      <style:text-properties officeooo:rsid="004603b5" officeooo:paragraph-rsid="004603b5"/>
    </style:style>
    <style:style style:name="T1" style:family="text">
      <style:text-properties officeooo:rsid="001ef9a5"/>
    </style:style>
    <style:style style:name="T2" style:family="text">
      <style:text-properties officeooo:rsid="00202308"/>
    </style:style>
    <style:style style:name="T3" style:family="text">
      <style:text-properties officeooo:rsid="0025d060"/>
    </style:style>
    <style:style style:name="T4" style:family="text">
      <style:text-properties officeooo:rsid="0026b046"/>
    </style:style>
    <style:style style:name="T5" style:family="text">
      <style:text-properties officeooo:rsid="0028836f"/>
    </style:style>
    <style:style style:name="T6" style:family="text">
      <style:text-properties officeooo:rsid="002a0661"/>
    </style:style>
    <style:style style:name="T7" style:family="text">
      <style:text-properties officeooo:rsid="002a2825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color="#000000"/>
    </style:style>
    <style:style style:name="T10" style:family="text">
      <style:text-properties fo:color="#000000" officeooo:rsid="002f9195"/>
    </style:style>
    <style:style style:name="T11" style:family="text">
      <style:text-properties fo:color="#000000" style:font-name="Liberation Serif" fo:font-size="12pt" officeooo:rsid="002e8c40" style:font-size-asian="12pt" style:font-size-complex="12pt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officeooo:rsid="00326c9a"/>
    </style:style>
    <style:style style:name="T14" style:family="text">
      <style:text-properties fo:color="#000000" style:text-underline-style="none" officeooo:rsid="003298cc"/>
    </style:style>
    <style:style style:name="T15" style:family="text">
      <style:text-properties fo:color="#000000" style:text-underline-style="none" officeooo:rsid="003298cc" fo:background-color="#ffff00" loext:char-shading-value="0"/>
    </style:style>
    <style:style style:name="T16" style:family="text">
      <style:text-properties fo:color="#000000" style:text-underline-style="none" officeooo:rsid="0034415c"/>
    </style:style>
    <style:style style:name="T17" style:family="text">
      <style:text-properties fo:color="#000000" style:text-underline-style="none" officeooo:rsid="00379559"/>
    </style:style>
    <style:style style:name="T18" style:family="text">
      <style:text-properties fo:color="#000000" style:text-underline-style="none" officeooo:rsid="003afc79"/>
    </style:style>
    <style:style style:name="T19" style:family="text">
      <style:text-properties fo:color="#000000" style:text-underline-style="none" officeooo:rsid="00396690"/>
    </style:style>
    <style:style style:name="T20" style:family="text">
      <style:text-properties fo:color="#000000" style:text-underline-style="none" officeooo:rsid="003ecdb5"/>
    </style:style>
    <style:style style:name="T21" style:family="text">
      <style:text-properties fo:color="#000000" style:text-underline-style="none" officeooo:rsid="003f1e96"/>
    </style:style>
    <style:style style:name="T22" style:family="text">
      <style:text-properties fo:color="#000000" style:text-underline-style="none" officeooo:rsid="00413f83"/>
    </style:style>
    <style:style style:name="T23" style:family="text">
      <style:text-properties fo:color="#000000" style:text-underline-style="none" officeooo:rsid="0040f563"/>
    </style:style>
    <style:style style:name="T24" style:family="text">
      <style:text-properties fo:color="#000000" style:text-underline-style="none" officeooo:rsid="0041e301"/>
    </style:style>
    <style:style style:name="T25" style:family="text">
      <style:text-properties fo:color="#000000" style:text-underline-style="none" officeooo:rsid="00429e63"/>
    </style:style>
    <style:style style:name="T26" style:family="text">
      <style:text-properties fo:color="#000000" style:text-underline-style="none" officeooo:rsid="0043ead8"/>
    </style:style>
    <style:style style:name="T27" style:family="text">
      <style:text-properties fo:color="#000000" style:text-underline-style="none" officeooo:rsid="00458ca8"/>
    </style:style>
    <style:style style:name="T28" style:family="text">
      <style:text-properties fo:color="#000000" style:text-underline-style="solid" style:text-underline-width="auto" style:text-underline-color="font-color" officeooo:rsid="003298cc"/>
    </style:style>
    <style:style style:name="T29" style:family="text">
      <style:text-properties fo:color="#000000" officeooo:rsid="00326c9a"/>
    </style:style>
    <style:style style:name="T30" style:family="text">
      <style:text-properties fo:color="#000000" fo:background-color="#ffff00" loext:char-shading-value="0"/>
    </style:style>
    <style:style style:name="T31" style:family="text">
      <style:text-properties fo:color="#000000" officeooo:rsid="0041e301"/>
    </style:style>
    <style:style style:name="T32" style:family="text">
      <style:text-properties fo:color="#000000" officeooo:rsid="00413f83"/>
    </style:style>
    <style:style style:name="T33" style:family="text">
      <style:text-properties style:font-name="Liberation Serif" fo:font-size="12pt" officeooo:rsid="002e8c4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u informatique : fournir les moyens matériels et logiciels pour faire communiquer et permettre l’échange d’informations entre plusieurs équipements ou machines informatiques de manière souple et fiable</text:p>
      <text:p text:style-name="P1"/>
      <text:p text:style-name="P2">intérêt : </text:p>
      <text:p text:style-name="P2">- partage des ressources (virtuelles et physiques)</text:p>
      <text:p text:style-name="P2">- fiabilité accrue <text:span text:style-name="T2">(système décentralisé, continue à fonctionner même quand il y a une panne)</text:span></text:p>
      <text:p text:style-name="P3"><text:span text:style-name="T1">- réduction des coûts</text:span></text:p>
      <text:p text:style-name="P3">- <text:span text:style-name="T1">passage à l’échelle (scalability) (augmenter les performance du système)</text:span></text:p>
      <text:p text:style-name="P1"/>
      <text:p text:style-name="P1"/>
      <text:p text:style-name="P1">protocole : règles de communication <text:s/></text:p>
      <text:p text:style-name="P1"/>
      <text:p text:style-name="P2">mécanismes de détection d’erreur dans les réseaux car certains réseaux radios (4g, wifi) font bcp d’errreurs </text:p>
      <text:p text:style-name="P2"/>
      <text:p text:style-name="P5"><text:span text:style-name="T3">RTC ; Réseau Téléphonique Commuté</text:span></text:p>
      <text:p text:style-name="P4">RNIS : Réseau Numérique à Intégration de Services</text:p>
      <text:p text:style-name="P4"/>
      <text:p text:style-name="P7">les acteurs :</text:p>
      <text:p text:style-name="P6">industriels télecom :</text:p>
      <text:p text:style-name="P6">- but : mettre à disposition de l’utilisateur un réseaux pour interconnecter les équipements terminaux</text:p>
      <text:p text:style-name="P12">- <text:span text:style-name="T5">applications asynchrones </text:span></text:p>
      <text:p text:style-name="P12">- <text:span text:style-name="T4">solution :commutation de paquets</text:span></text:p>
      <text:p text:style-name="P6"/>
      <text:p text:style-name="P6">industriels Informatique :</text:p>
      <text:p text:style-name="P6">- relier les machines informatiques entre elles, <text:span text:style-name="T7">en local ou à distance</text:span></text:p>
      <text:p text:style-name="P6">- <text:span text:style-name="T7">applications asynchrones à temps de réponse variable (transfert de fichier, transaction, etc.)</text:span></text:p>
      <text:p text:style-name="P6">- <text:span text:style-name="T7">solution : commutation de paquets</text:span></text:p>
      <text:p text:style-name="P6"/>
      <text:p text:style-name="P6">Câblo-opérateurs :</text:p>
      <text:p text:style-name="P12"><text:span text:style-name="T4">- but déployer des réseaux câblés de télévision</text:span></text:p>
      <text:p text:style-name="P12">- <text:span text:style-name="T7">applications à très hauts débits en numérique</text:span></text:p>
      <text:p text:style-name="P12">- <text:span text:style-name="T7">solution ; commutation en large bande</text:span></text:p>
      <text:p text:style-name="P6"/>
      <text:p text:style-name="P13">paramètre de QoS :</text:p>
      <text:p text:style-name="P13">- latence</text:p>
      <text:p text:style-name="P13">- BER/PER <text:span text:style-name="T7">(taux d’erreur)</text:span></text:p>
      <text:p text:style-name="P13">- <text:span text:style-name="T6">débit</text:span></text:p>
      <text:p text:style-name="P13"/>
      <text:p text:style-name="P8">Normes et standards :</text:p>
      <text:p text:style-name="P14">Bénéfices :</text:p>
      <text:p text:style-name="P14">- permettre à des équipements hétérogènes de communiquer</text:p>
      <text:p text:style-name="P15"><text:span text:style-name="T7">- accroître le marché des produits adhérant aux standards</text:span></text:p>
      <text:p text:style-name="P15"/>
      <text:p text:style-name="P16">standard : lorsqu’un consensus s’établit de, sans démarche formelle</text:p>
      <text:p text:style-name="P16">norme ; document formel, adopté par une instance reconnue</text:p>
      <text:p text:style-name="P16"/>
      <text:p text:style-name="P17">ISO : International Standardisation Organisation</text:p>
      <text:p text:style-name="P18"><text:span text:style-name="T33">IETF </text:span><text:span text:style-name="T11">: </text:span><text:span text:style-name="T8">Internet Engineering Task Force</text:span><text:span text:style-name="T9"> </text:span></text:p>
      <text:p text:style-name="P17"><text:span text:style-name="T9">IEEE : réseaux locaux (ex</text:span><text:span text:style-name="T10">emple : wifi → </text:span><text:span text:style-name="T9"><text:s/>IEEE 802.11)</text:span></text:p>
      <text:p text:style-name="P17"><text:span text:style-name="T9"/></text:p>
      <text:p text:style-name="P9"><text:soft-page-break/><text:span text:style-name="T9">Classification des réseaux :</text:span></text:p>
      <text:p text:style-name="P22">par type de transmission :</text:p>
      <text:p text:style-name="P21">-diffusion : </text:p>
      <text:p text:style-name="P21">un seul canal de transimission, on diffuse les données à toutes les machines du réseau mais seulement les utilisateur le prennent en compte, diffusion rrstreinte (multicast) </text:p>
      <text:p text:style-name="P21">exemple : Ethernet, TV, satellite</text:p>
      <text:p text:style-name="P21"/>
      <text:p text:style-name="P21">-le point à point :</text:p>
      <text:p text:style-name="P21">les données transitent entre plusieurs machines intermédiaires (routage)</text:p>
      <text:p text:style-name="P21">exemple : Transpac, Internet</text:p>
      <text:p text:style-name="P21"/>
      <text:p text:style-name="P20"><text:span text:style-name="T13">t</text:span><text:span text:style-name="T14">opologie </text:span><text:span text:style-name="T13">physique :</text:span></text:p>
      <text:p text:style-name="P20"><text:span text:style-name="T13">bus : plusieurs machines connectées au même câble</text:span></text:p>
      <text:p text:style-name="P23"><text:span text:style-name="T13">a</text:span><text:span text:style-name="T12">nneau :</text:span></text:p>
      <text:p text:style-name="P23"><text:span text:style-name="T12">étoile :</text:span></text:p>
      <text:p text:style-name="P20"><text:span text:style-name="T13"/></text:p>
      <text:p text:style-name="P20"><text:span text:style-name="T28">Par taille </text:span><text:span text:style-name="T13">:</text:span></text:p>
      <text:p text:style-name="P19"><text:span text:style-name="T29">P</text:span><text:span text:style-name="T9">AN : </text:span><text:span text:style-name="T30">Personnal</text:span><text:span text:style-name="T9"> Area Network <text:s/>(ex : bluetooth)</text:span></text:p>
      <text:p text:style-name="P19"><text:span text:style-name="T9">LAN : </text:span><text:span text:style-name="T30">Local</text:span><text:span text:style-name="T9"> Area Network (wifi, ethernet, etc)</text:span></text:p>
      <text:p text:style-name="P19"><text:span text:style-name="T9">MAN : </text:span><text:span text:style-name="T30">Metropolitan</text:span><text:span text:style-name="T9"> Area Network (région, quelques km)</text:span></text:p>
      <text:p text:style-name="P24"><text:span text:style-name="T14">WAN : </text:span><text:span text:style-name="T15">Wide</text:span><text:span text:style-name="T14"> Area Network (</text:span><text:span text:style-name="T16">P</text:span><text:span text:style-name="T17">ays</text:span><text:span text:style-name="T14">)</text:span></text:p>
      <text:p text:style-name="P24"><text:span text:style-name="T14"/></text:p>
      <text:p text:style-name="P25"><text:span text:style-name="T14">P</text:span><text:span text:style-name="T19">lus on parcourt de nœuds (routeurs), plus l</text:span><text:span text:style-name="T18">a chance d’être ralenti augmente </text:span><text:span text:style-name="T19">(dépend du trafic du routeur) </text:span><text:span text:style-name="T18">et donc le débit est plus faible.</text:span></text:p>
      <text:p text:style-name="P25"><text:span text:style-name="T18"/></text:p>
      <text:p text:style-name="P28"><text:span text:style-name="T18">T</text:span><text:span text:style-name="T12">emps de transmission : longeur données / débit local</text:span></text:p>
      <text:p text:style-name="P26"><text:span text:style-name="T18">T</text:span><text:span text:style-name="T12">emps de propagation : temps de parcours d’un câble (ou autre support de transmission)</text:span></text:p>
      <text:p text:style-name="P28"><text:span text:style-name="T12">[distance / vitesse de la lumière]</text:span></text:p>
      <text:p text:style-name="P27"><text:span text:style-name="T20">Temps de commutation : temps que <text:s/>le commutateur traite l’information (et il peut recevoir différentes infos en même temps)</text:span></text:p>
      <text:p text:style-name="P27"><text:span text:style-name="T20"/></text:p>
      <text:p text:style-name="P28"><text:span text:style-name="T20">d</text:span><text:span text:style-name="T12">ébit de bout en bout = longueur des données / latence</text:span></text:p>
      <text:p text:style-name="P29"><text:span text:style-name="T21">latence = 2 * (temps trasmission + temps propagation) + temps commutation</text:span></text:p>
      <text:p text:style-name="P29"><text:span text:style-name="T21"/></text:p>
      <text:p text:style-name="P29"><text:span text:style-name="T21"/></text:p>
      <text:p text:style-name="P30"><text:span text:style-name="T21">A</text:span><text:span text:style-name="T12">rchitecture :</text:span></text:p>
      <text:p text:style-name="P32"><text:span text:style-name="T23">- </text:span><text:span text:style-name="T22">structuration en couches :</text:span></text:p>
      <text:p text:style-name="P32"><text:span text:style-name="T22">- chaque couche est construite sur la précédente et effectue une tâche pour la couche suivante (diviser pour régner).</text:span></text:p>
      <text:p text:style-name="P32"><text:span text:style-name="T22">- </text:span><text:span text:style-name="T24">chaque couche est responsable d’une partie du pb</text:span></text:p>
      <text:p text:style-name="P32"><text:span text:style-name="T24"/></text:p>
      <text:p text:style-name="P33"><text:span text:style-name="T24">n</text:span><text:span text:style-name="T12">iveau vertical : une couche rend service à une autre</text:span></text:p>
      <text:p text:style-name="P33"><text:span text:style-name="T12">niveau horizontal : des couches de même protocole communiquent d’un système à l’autre grâce au protocole. </text:span></text:p>
      <text:p text:style-name="P32"><text:span text:style-name="T24"/></text:p>
      <text:p text:style-name="P10"><text:span text:style-name="T31">L</text:span><text:span text:style-name="T9">e service :</text:span></text:p>
      <text:p text:style-name="P33"><text:span text:style-name="T12">4 types de primitives :</text:span></text:p>
      <text:p text:style-name="P34"><text:span text:style-name="T25">- la requête : </text:span><text:span text:style-name="T26">N+1 demande à N d’activer un service </text:span></text:p>
      <text:p text:style-name="P34"><text:span text:style-name="T25">- l’idication  </text:span><text:span text:style-name="T26">N informe N+1 qu’un service a été activé </text:span><text:span text:style-name="T25">:</text:span></text:p>
      <text:p text:style-name="P34"><text:span text:style-name="T25">- la réponse : </text:span><text:span text:style-name="T26">réponse à une indication</text:span></text:p>
      <text:p text:style-name="P34"><text:span text:style-name="T25">-la confirmation : </text:span><text:span text:style-name="T26">N dit à N+1 que le service a été accepté</text:span></text:p>
      <text:p text:style-name="P33"><text:span text:style-name="T12"/></text:p>
      <text:p text:style-name="P11"><text:soft-page-break/><text:span text:style-name="T32">L</text:span><text:span text:style-name="T9">e protocole :</text:span></text:p>
      <text:p text:style-name="P35"><text:span text:style-name="T27">unité de données de protocole (PDU) = message circulant entre entitées de même niveau (même protocole)</text:span></text:p>
      <text:p text:style-name="P35"><text:span text:style-name="T27"/></text:p>
      <text:p text:style-name="P36"><text:span text:style-name="T27">P</text:span><text:span text:style-name="T12">DU : composé de l’entête et du SDU, le SDU contient des entête et d’autres SDU à d’autres niveau, c’est l’encapsulation des données, pour que le système destinataire utilise les données transmises elle doit décapsuler toutes les couches</text:span></text:p>
      <text:p text:style-name="P36"><text:span text:style-name="T12">à chaque couche on ajoute une entête</text:span></text:p>
      <text:p text:style-name="P31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, Arial, 'Noto Sans', Ubuntu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13:54:05.901000000</meta:creation-date>
    <meta:generator>LibreOffice/6.3.1.2$Windows_X86_64 LibreOffice_project/b79626edf0065ac373bd1df5c28bd630b4424273</meta:generator>
    <dc:date>2020-01-09T16:11:42.717000000</dc:date>
    <meta:editing-duration>PT1H55M49S</meta:editing-duration>
    <meta:editing-cycles>37</meta:editing-cycles>
    <meta:document-statistic meta:table-count="0" meta:image-count="0" meta:object-count="0" meta:page-count="3" meta:paragraph-count="76" meta:word-count="639" meta:character-count="3953" meta:non-whitespace-character-count="3376"/>
  </office:meta>
</office:document-meta>
</file>